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RepositoryImpl.SlideReposi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lideRepositoryImpl.getNamespaceToken( String name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lideRepositoryImpl.getDefaultNamespace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lideRepositoryImpl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ideRepositoryImpl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lideReposito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Reposi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RepositoryImpl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